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54000002E12DDA20A7.png" manifest:media-type="image/png"/>
  <manifest:file-entry manifest:full-path="Pictures/1000020100000384000001C2FD6B25F5.png" manifest:media-type="image/png"/>
  <manifest:file-entry manifest:full-path="Pictures/100000000000029F00000305015FE0C5.png" manifest:media-type="image/png"/>
  <manifest:file-entry manifest:full-path="Pictures/10000201000004000000029F3C6E28FE.png" manifest:media-type="image/png"/>
  <manifest:file-entry manifest:full-path="Pictures/10000201000002660000019455D297DF.png" manifest:media-type="image/png"/>
  <manifest:file-entry manifest:full-path="Pictures/100000000000029F000003093C830E58.png" manifest:media-type="image/png"/>
  <manifest:file-entry manifest:full-path="Pictures/100000000000032400000307EEFC8468.png" manifest:media-type="image/png"/>
  <manifest:file-entry manifest:full-path="Pictures/10000201000002BC000001A4B290CAA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6.9252in" svg:height="4.1547in" draw:z-index="0"><draw:image xlink:href="Pictures/10000201000002BC000001A4B290CAA5.png" xlink:type="simple" xlink:show="embed" xlink:actuate="onLoad"/></draw:frame></text:p>
      <text:p text:style-name="Standard"><draw:frame draw:style-name="fr2" draw:name="Image2" text:anchor-type="paragraph" svg:x="-0.0181in" svg:y="1.1457in" svg:width="6.9252in" svg:height="6.6752in" draw:z-index="1"><draw:image xlink:href="Pictures/100000000000032400000307EEFC8468.png" xlink:type="simple" xlink:show="embed" xlink:actuate="onLoad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><draw:frame draw:style-name="fr3" draw:name="Image3" text:anchor-type="paragraph" svg:width="6.3957in" svg:height="4.2083in" draw:z-index="2"><draw:image xlink:href="Pictures/10000201000002660000019455D297DF.png" xlink:type="simple" xlink:show="embed" xlink:actuate="onLoad"/></draw:frame></text:p>
      <text:p text:style-name="Standard"/>
      <text:p text:style-name="Standard"><draw:frame draw:style-name="fr4" draw:name="Image4" text:anchor-type="paragraph" svg:width="6.9252in" svg:height="8.0189in" draw:z-index="3"><draw:image xlink:href="Pictures/100000000000029F000003093C830E58.png" xlink:type="simple" xlink:show="embed" xlink:actuate="onLoad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draw:frame draw:style-name="fr1" draw:name="Image5" text:anchor-type="paragraph" svg:width="6.9252in" svg:height="4.5374in" draw:z-index="4"><draw:image xlink:href="Pictures/10000201000004000000029F3C6E28FE.png" xlink:type="simple" xlink:show="embed" xlink:actuate="onLoad"/></draw:frame></text:p>
      <text:p text:style-name="Standard"><draw:frame draw:style-name="fr4" draw:name="Image6" text:anchor-type="paragraph" svg:width="6.9252in" svg:height="7.9772in" draw:z-index="5"><draw:image xlink:href="Pictures/100000000000029F00000305015FE0C5.png" xlink:type="simple" xlink:show="embed" xlink:actuate="onLoad"/></draw:frame></text:p>
      <text:p text:style-name="Standard"><text:soft-page-break/></text:p>
      <text:p text:style-name="Standard"/>
      <text:p text:style-name="Standard"><draw:frame draw:style-name="fr2" draw:name="Image7" text:anchor-type="paragraph" svg:x="0in" svg:y="0in" svg:width="6.9252in" svg:height="3.4626in" draw:z-index="6"><draw:image xlink:href="Pictures/1000020100000384000001C2FD6B25F5.png" xlink:type="simple" xlink:show="embed" xlink:actuate="onLoad"/></draw:frame></text:p>
      <text:p text:style-name="Standard"><draw:frame draw:style-name="fr2" draw:name="Image8" text:anchor-type="paragraph" svg:x="0.7008in" svg:y="0.9189in" svg:width="4.748in" svg:height="6.0547in" draw:z-index="7"><draw:image xlink:href="Pictures/1000000000000254000002E12DDA20A7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5T20:24:38.923049972</meta:creation-date>
    <dc:date>2018-03-25T20:39:48.192363647</dc:date>
    <meta:editing-duration>PT6M12S</meta:editing-duration>
    <meta:editing-cycles>6</meta:editing-cycles>
    <meta:generator>LibreOffice/4.2.8.2$Linux_X86_64 LibreOffice_project/420m0$Build-2</meta:generator>
    <meta:document-statistic meta:table-count="0" meta:image-count="8" meta:object-count="0" meta:page-count="6" meta:paragraph-count="0" meta:word-count="0" meta:character-count="0" meta:non-whitespace-character-count="0"/>
  </office:meta>
</office:document-meta>
</file>